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A600000073C3CED404A4CAA85E.png" manifest:media-type="image/png"/>
  <manifest:file-entry manifest:full-path="Pictures/10000201000001A600000073E42180243DD99A2B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swiss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Xiane_5f_Formation_5f_-_5f_Modèle_5f_Support_5f_2015-5-title">
      <style:graphic-properties draw:auto-grow-height="true" fo:min-height="3.2cm"/>
    </style:style>
    <style:style style:name="pr2" style:family="presentation" style:parent-style-name="OXiane_5f_Formation_5f_-_5f_Modèle_5f_Support_5f_2015-5-notes">
      <style:graphic-properties draw:fill-color="#ffffff" draw:auto-grow-height="true" fo:min-height="13.364cm"/>
    </style:style>
    <style:style style:name="pr3" style:family="presentation" style:parent-style-name="OXiane_5f_Formation_5f_-_5f_Modèle_5f_Support_5f_2015-52-title">
      <style:graphic-properties draw:auto-grow-height="true" fo:min-height="3.506cm"/>
    </style:style>
    <style:style style:name="pr4" style:family="presentation" style:parent-style-name="OXiane_5f_Formation_5f_-_5f_Modèle_5f_Support_5f_2015-52-notes">
      <style:graphic-properties draw:fill-color="#ffffff" draw:auto-grow-height="true" fo:min-height="13.364cm"/>
    </style:style>
    <style:style style:name="pr5" style:family="presentation" style:parent-style-name="OXiane_5f_Formation_5f_-_5f_Modèle_5f_Support_5f_2015-51-title">
      <style:graphic-properties draw:auto-grow-height="true" fo:min-height="1.4cm"/>
    </style:style>
    <style:style style:name="pr6" style:family="presentation" style:parent-style-name="OXiane_5f_Formation_5f_-_5f_Modèle_5f_Support_5f_2015-51-outline1">
      <style:graphic-properties fo:min-height="16.634cm"/>
    </style:style>
    <style:style style:name="pr7" style:family="presentation" style:parent-style-name="OXiane_5f_Formation_5f_-_5f_Modèle_5f_Support_5f_2015-51-notes">
      <style:graphic-properties draw:fill-color="#ffffff" draw:auto-grow-height="true" fo:min-height="13.364cm"/>
    </style:style>
    <style:style style:name="pr8" style:family="presentation" style:parent-style-name="OXiane_5f_Formation_5f_-_5f_Modèle_5f_Support_5f_2015-51-outline1">
      <style:graphic-properties fo:min-height="17.001cm"/>
    </style:style>
    <style:style style:name="pr9" style:family="presentation" style:parent-style-name="OXiane_5f_Formation_5f_-_5f_Modèle_5f_Support_5f_2015-51-title">
      <style:graphic-properties fo:min-height="1.4cm"/>
    </style:style>
    <style:style style:name="pr10" style:family="presentation" style:parent-style-name="OXiane_5f_Formation_5f_-_5f_Modèle_5f_Support_5f_2015-51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name="Courier New2" fo:font-weight="bold" style:font-weight-asian="bold" style:font-weight-complex="bold"/>
    </style:style>
    <style:style style:name="P5" style:family="paragraph">
      <style:text-properties style:font-name="Courier New2" fo:font-weight="bold" style:font-weight-asian="bold" style:font-weight-complex="bold"/>
    </style:style>
    <style:style style:name="T1" style:family="text">
      <style:text-properties fo:color="#000000" style:font-name="Courier New2"/>
    </style:style>
    <style:style style:name="T2" style:family="text">
      <style:text-properties fo:color="#000000" style:font-name="Courier New2" fo:font-weight="bold" style:font-weight-asian="bold" style:font-weight-complex="bold"/>
    </style:style>
    <style:style style:name="T3" style:family="text">
      <style:text-properties fo:color="#000096" style:text-outline="false" style:text-line-through-style="none" style:text-line-through-type="none" style:text-position="0% 100%" style:font-name="DejaVu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Courier New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color="#005ab4" style:text-outline="false" style:text-line-through-style="none" style:text-line-through-type="none" style:text-position="0% 100%" style:font-name="Courier New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f5844c" style:text-outline="false" style:text-line-through-style="none" style:text-line-through-type="none" style:text-position="0% 100%" style:font-name="Courier New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ff8040" style:text-outline="false" style:text-line-through-style="none" style:text-line-through-type="none" style:text-position="0% 100%" style:font-name="Courier New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993300" style:text-outline="false" style:text-line-through-style="none" style:text-line-through-type="none" style:text-position="0% 100%" style:font-name="Courier New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000096" style:text-outline="false" style:text-line-through-style="none" style:text-line-through-type="none" style:text-position="0% 100%" style:font-name="Courier New2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line-through-style="none" style:text-line-through-type="none" style:font-name="Courier New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'Liberation Sans'" style:font-style-name="Regular" fo:color="#2155aa" fo:font-size="100%"/>
      </text:list-level-style-bullet>
      <text:list-level-style-bullet text:level="2" text:bullet-char="•">
        <style:list-level-properties text:space-before="1.5cm" text:min-label-width="0.9cm"/>
        <style:text-properties fo:font-family="'Liberation Sans'" style:font-style-name="Regular" fo:color="#666666" fo:font-size="100%"/>
      </text:list-level-style-bullet>
      <text:list-level-style-bullet text:level="3" text:bullet-char="−">
        <style:list-level-properties text:space-before="2.8cm" text:min-label-width="0.8cm"/>
        <style:text-properties fo:font-family="'Liberation Sans'" style:font-style-name="Regular" fo:color="#666666" fo:font-size="100%"/>
      </text:list-level-style-bullet>
      <text:list-level-style-bullet text:level="4" text:bullet-char="*">
        <style:list-level-properties text:space-before="4.2cm" text:min-label-width="0.6cm"/>
        <style:text-properties fo:font-family="'Liberation Sans'" style:font-style-name="Regular" fo:color="#666666" fo:font-size="100%"/>
      </text:list-level-style-bullet>
      <text:list-level-style-bullet text:level="5" text:bullet-char="x">
        <style:list-level-properties text:space-before="5.4cm" text:min-label-width="0.6cm"/>
        <style:text-properties fo:font-family="'Liberation Sans'" style:font-style-name="Regular" fo:color="#666666" fo:font-size="50%"/>
      </text:list-level-style-bullet>
      <text:list-level-style-bullet text:level="6" text:bullet-char="x">
        <style:list-level-properties text:space-before="6.6cm" text:min-label-width="0.6cm"/>
        <style:text-properties fo:font-family="'Liberation Sans'" style:font-style-name="Regular" fo:color="#666666" fo:font-size="50%"/>
      </text:list-level-style-bullet>
      <text:list-level-style-bullet text:level="7" text:bullet-char="x">
        <style:list-level-properties text:space-before="7.8cm" text:min-label-width="0.6cm"/>
        <style:text-properties fo:font-family="'Liberation Sans'" style:font-style-name="Regular" fo:color="#666666" fo:font-size="50%"/>
      </text:list-level-style-bullet>
      <text:list-level-style-bullet text:level="8" text:bullet-char="x">
        <style:list-level-properties text:space-before="9cm" text:min-label-width="0.6cm"/>
        <style:text-properties fo:font-family="'Liberation Sans'" style:font-style-name="Regular" fo:color="#666666" fo:font-size="50%"/>
      </text:list-level-style-bullet>
      <text:list-level-style-bullet text:level="9" text:bullet-char="x">
        <style:list-level-properties text:space-before="10.2cm" text:min-label-width="0.6cm"/>
        <style:text-properties fo:font-family="'Liberation Sans'" style:font-style-name="Regular" fo:color="#666666" fo:font-size="50%"/>
      </text:list-level-style-bullet>
      <text:list-level-style-bullet text:level="10" text:bullet-char="x">
        <style:list-level-properties text:space-before="11.4cm" text:min-label-width="0.6cm"/>
        <style:text-properties fo:font-family="'Liberation Sans'" style:font-style-name="Regular" fo:color="#666666" fo:font-size="50%"/>
      </text:list-level-style-bullet>
    </text:list-style>
  </office:automatic-styles>
  <office:body>
    <office:presentation>
      <draw:page draw:name="page1" draw:style-name="dp1" draw:master-page-name="OXiane_5f_Formation_5f_-_5f_Modèle_5f_Support_5f_2015-5" presentation:presentation-page-layout-name="AL1T19">
        <office:forms form:automatic-focus="false" form:apply-design-mode="false"/>
        <draw:frame presentation:style-name="pr1" draw:layer="layout" svg:width="22.6cm" svg:height="3.2cm" svg:x="6.4cm" svg:y="13cm" presentation:class="title">
          <draw:text-box>
            <text:p>Using Maven with XML projec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5" draw:layer="layout" svg:width="23cm" svg:height="1.4cm" svg:x="5.2cm" svg:y="0.837cm" presentation:class="title">
          <draw:text-box>
            <text:p>Introduction</text:p>
          </draw:text-box>
        </draw:frame>
        <draw:frame presentation:style-name="pr6" draw:layer="layout" svg:width="27.8cm" svg:height="17cm" svg:x="1.2cm" svg:y="3.2cm" presentation:class="outline">
          <draw:text-box>
            <text:list text:style-name="L3">
              <text:list-item>
                <text:p>We all organize our work in projects</text:p>
                <text:list>
                  <text:list-item>
                    <text:p>Third-party library use</text:p>
                  </text:list-item>
                  <text:list-item>
                    <text:p>Unit tests</text:p>
                  </text:list-item>
                  <text:list-item>
                    <text:p>Deliveries definition</text:p>
                  </text:list-item>
                </text:list>
              </text:list-item>
              <text:list-item>
                <text:p>In Java world, Maven is widely used since 2007</text:p>
              </text:list-item>
              <text:list-item>
                <text:p>Maven provides a common way to work</text:p>
                <text:list>
                  <text:list-item>
                    <text:p>A Project Model</text:p>
                  </text:list-item>
                  <text:list-item>
                    <text:p>Strong conventions, mainly on directory tree structure</text:p>
                  </text:list-item>
                  <text:list-item>
                    <text:p>Dependency management</text:p>
                  </text:list-item>
                  <text:list-item>
                    <text:p>A lifecy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5" draw:layer="layout" svg:width="23cm" svg:height="1.4cm" svg:x="5.2cm" svg:y="0.837cm" presentation:class="title">
          <draw:text-box>
            <text:p>Introduc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should share constraints between Java and XML projects</text:p>
                <text:list>
                  <text:list-item>
                    <text:p>We should not duplicate code</text:p>
                  </text:list-item>
                  <text:list-item>
                    <text:p>All our code should be unit tested</text:p>
                  </text:list-item>
                  <text:list-item>
                    <text:p>Deliveries should be build all time in the same manner</text:p>
                  </text:list-item>
                </text:list>
              </text:list-item>
              <text:list-item>
                <text:p>XML projects have their own constraints</text:p>
                <text:list>
                  <text:list-item>
                    <text:p>XML technologies do not produce runnable deliveries</text:p>
                  </text:list-item>
                  <text:list-item>
                    <text:p>XML code have to be embeded in Java wrappers (engines) to be run</text:p>
                  </text:list-item>
                  <text:list-item>
                    <text:p>We deploy Java programs, even if XML technologies are mainly used</text:p>
                    <text:list>
                      <text:list-item>
                        <text:p>Exception, we may deliver XQuery or other XML code to database engi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Introduc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I’m a Java developer, surprised that XML has no build standard</text:p>
                <text:list>
                  <text:list-item>
                    <text:p>Each team does it’s own stuff</text:p>
                    <text:list>
                      <text:list-item>
                        <text:p>build.bat, build.sh</text:p>
                      </text:list-item>
                      <text:list-item>
                        <text:p>how_to_build.txt</text:p>
                      </text:list-item>
                    </text:list>
                  </text:list-item>
                  <text:list-item>
                    <text:p>There is no standard build environment</text:p>
                    <text:list>
                      <text:list-item>
                        <text:p>Saxon version</text:p>
                      </text:list-item>
                      <text:list-item>
                        <text:p>Java version</text:p>
                      </text:list-item>
                      <text:list-item>
                        <text:p>Platform encoding</text:p>
                      </text:list-item>
                    </text:list>
                  </text:list-item>
                  <text:list-item>
                    <text:p>There is no simple way to re-use existing code without duplicating</text:p>
                  </text:list-item>
                  <text:list-item>
                    <text:p>There is no standard definition of a delivery</text:p>
                  </text:list-item>
                </text:list>
                <text:p><text:s/></text:p>
              </text:list-item>
              <text:list-item>
                <text:p>I’ve decided to make Maven work correctly for XML technologies</text:p>
              </text:list-item>
            </text:list>
          </draw:text-box>
        </draw:frame>
        <presentation:notes draw:style-name="dp2">
          <draw:page-thumbnail draw:style-name="gr1" draw:layer="layout" svg:width="15.749cm" svg:height="11.136cm" svg:x="2.62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Using Mav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sing Mave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wanted to address many requirements</text:p>
                <text:list>
                  <text:list-item>
                    <text:p>Avoid code duplication</text:p>
                  </text:list-item>
                  <text:list-item>
                    <text:p>Being able to generate code</text:p>
                  </text:list-item>
                  <text:list-item>
                    <text:p>Run successfuly unit tests before building delivery</text:p>
                  </text:list-item>
                  <text:list-item>
                    <text:p>Produce full set of deliveries</text:p>
                    <text:list>
                      <text:list-item>
                        <text:p>Deployable artifact</text:p>
                      </text:list-item>
                      <text:list-item>
                        <text:p>Source code documentation</text:p>
                      </text:list-item>
                    </text:list>
                  </text:list-item>
                </text:list>
              </text:list-item>
              <text:list-item>
                <text:p>We wanted to still use Oxygen as an IDE</text:p>
                <text:list>
                  <text:list-item>
                    <text:p>All stuff must run perfectly when developping XSL or XSpec under Oxygen</text:p>
                  </text:list-item>
                  <text:list-item>
                    <text:p>vi was not an option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Maven has a dependency management system</text:p>
                <text:list>
                  <text:list-item>
                    <text:p>If you need code from other project, just declare a dependency to that project</text:p>
                  </text:list-item>
                </text:list>
              </text:list-item>
              <text:list-item>
                <text:p><text:span text:style-name="T1">Artifact</text:span> is smallest referenceable part</text:p>
                <text:list>
                  <text:list-item>
                    <text:p>Identified by <text:span text:style-name="T2">groupId:artifactId:version</text:span> </text:p>
                  </text:list-item>
                  <text:list-item>
                    <text:p>Deployed in repositories</text:p>
                  </text:list-item>
                  <text:list-item>
                    <text:p>Actually a jar file</text:p>
                  </text:list-item>
                </text:list>
              </text:list-item>
              <text:list-item>
                <text:p>Just declare dependency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Maven knows how to get dependencies and give them to project</text:p>
                <text:list>
                  <text:list-item>
                    <text:p>It adds jar file to project classpath</text:p>
                  </text:list-item>
                </text:list>
              </text:list-item>
            </text:list>
          </draw:text-box>
        </draw:frame>
        <draw:g>
          <draw:frame draw:style-name="Ox_5f_cadre_5f_bleu" draw:layer="layout" svg:width="11.55cm" svg:height="3.599cm" svg:x="1.85cm" svg:y="12.1cm">
            <draw:text-box>
              <text:p text:style-name="P3"><text:span text:style-name="T3">&lt;dependency&gt;</text:span><text:span text:style-name="T4"><text:line-break/></text:span><text:span text:style-name="T4"> <text:s/></text:span><text:span text:style-name="T3">&lt;groupId&gt;</text:span><text:span text:style-name="T4">net.sf.saxon</text:span><text:span text:style-name="T3">&lt;/groupId&gt;</text:span><text:span text:style-name="T4"><text:line-break/></text:span><text:span text:style-name="T4"> <text:s/></text:span><text:span text:style-name="T3">&lt;artifactId&gt;S</text:span><text:span text:style-name="T4">axon-HE</text:span><text:span text:style-name="T3">&lt;/artifactId&gt;</text:span><text:span text:style-name="T4"><text:line-break/></text:span><text:span text:style-name="T4"> <text:s/></text:span><text:span text:style-name="T3">&lt;version&gt;</text:span><text:span text:style-name="T4">9.8.0-8</text:span><text:span text:style-name="T3">&lt;/version&gt;</text:span><text:span text:style-name="T4"><text:line-break/></text:span><text:span text:style-name="T3">&lt;/dependency&gt;</text:span></text:p>
            </draw:text-box>
          </draw:frame>
          <draw:frame draw:style-name="Ox_5f_cadre_5f_bleu" draw:layer="layout" svg:width="13.8cm" svg:height="3.599cm" svg:x="13.8cm" svg:y="12.101cm">
            <draw:text-box>
              <text:p text:style-name="P3"><text:span text:style-name="T3">&lt;dependency&gt;</text:span><text:span text:style-name="T4"><text:line-break/></text:span><text:span text:style-name="T4"> <text:s/></text:span><text:span text:style-name="T3">&lt;groupId&gt;</text:span><text:span text:style-name="T4">top.mcn.xml.lib</text:span><text:span text:style-name="T3">&lt;/groupId&gt;</text:span><text:span text:style-name="T4"><text:line-break/></text:span><text:span text:style-name="T4"> <text:s/></text:span><text:span text:style-name="T3">&lt;artifactId&gt;xslLib</text:span><text:span text:style-name="T3">&lt;/artifactId&gt;</text:span><text:span text:style-name="T4"><text:line-break/></text:span><text:span text:style-name="T4"> <text:s/></text:span><text:span text:style-name="T3">&lt;version&gt;</text:span><text:span text:style-name="T4">1.3.2</text:span><text:span text:style-name="T3">&lt;/version&gt;</text:span><text:span text:style-name="T4"><text:line-break/></text:span><text:span text:style-name="T3">&lt;/dependency&gt;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In XML code we reference resources via URI</text:p>
                <text:list>
                  <text:list-item>
                    <text:p>XSL, XQuery</text:p>
                  </text:list-item>
                  <text:list-item>
                    <text:p>DTD, Relax NG, XML Schema</text:p>
                  </text:list-item>
                  <text:list-item>
                    <text:p>XSpec, XProc, …</text:p>
                  </text:list-item>
                </text:list>
              </text:list-item>
              <text:list-item>
                <text:p>We must be able to reference a dependency resource via URI</text:p>
                <text:list>
                  <text:list-item>
                    <text:p>We use <text:span text:style-name="T2">artifactId:/</text:span> as URI protocol</text:p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item>
              <text:list-item>
                <text:p>We use a <text:span text:style-name="T1">catalogBuilder-maven-plugin</text:span> </text:p>
                <text:list>
                  <text:list-item>
                    <text:p>To map <text:span text:style-name="T2">artifactId:/</text:span> to jar file location</text:p>
                  </text:list-item>
                  <text:list-item>
                    <text:p>Based on dependency declarations</text:p>
                  </text:list-item>
                  <text:list-item>
                    <text:p>This generates a catalog, platform dependant</text:p>
                  </text:list-item>
                </text:list>
              </text:list-item>
            </text:list>
          </draw:text-box>
        </draw:frame>
        <draw:frame draw:style-name="Ox_5f_cadre_5f_bleu" draw:text-style-name="P5" draw:layer="layout" svg:width="16.175cm" svg:height="1.1cm" svg:x="6.763cm" svg:y="11cm">
          <draw:text-box>
            <text:p text:style-name="P4"><text:span text:style-name="T5"><text:s text:c="2"/></text:span><text:span text:style-name="T6">&lt;xsl:import</text:span><text:span text:style-name="T7"> href</text:span><text:span text:style-name="T8">=</text:span><text:span text:style-name="T9">"xslLib:/dateFormat.xsl"</text:span><text:span text:style-name="T10">/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Catalog is a rewriteURI list</text:p>
                <text:list>
                  <text:list-item>
                    <text:p>Maven has downloaded dependency artifact jar file to local repository</text:p>
                  </text:list-item>
                  <text:list-item>
                    <text:p>Each dependency artifact is map to dependency jar file</text:p>
                    <text:p/>
                    <text:p/>
                    <text:p/>
                  </text:list-item>
                </text:list>
              </text:list-item>
              <text:list-item>
                <text:p>Catalog is platform dependant</text:p>
                <text:list>
                  <text:list-item>
                    <text:p>Each developer has its own</text:p>
                  </text:list-item>
                  <text:list-item>
                    <text:p>It is generated at each build</text:p>
                  </text:list-item>
                </text:list>
              </text:list-item>
              <text:list-item>
                <text:p>Catalog is always generated at the same place</text:p>
                <text:list>
                  <text:list-item>
                    <text:p>Convention</text:p>
                  </text:list-item>
                  <text:list-item>
                    <text:p>Oxygen uses this location : <text:span text:style-name="T2">${pdu}/catalog.xml</text:span> </text:p>
                  </text:list-item>
                  <text:list-item>
                    <text:p>Resources can be resolved in the project context</text:p>
                  </text:list-item>
                </text:list>
              </text:list-item>
            </text:list>
          </draw:text-box>
        </draw:frame>
        <draw:frame draw:style-name="Ox_5f_cadre_5f_bleu" draw:text-style-name="P5" draw:layer="layout" svg:width="29cm" svg:height="3cm" svg:x="0.35cm" svg:y="7cm">
          <draw:text-box>
            <text:p><text:span text:style-name="T10">&lt;rewriteURI</text:span><text:span text:style-name="T7"> </text:span><text:span text:style-name="T7"><text:line-break/></text:span><text:span text:style-name="T7"> uriStartString</text:span><text:span text:style-name="T8">=</text:span><text:span text:style-name="T9">"xf-lib:/"</text:span><text:span text:style-name="T9"><text:line-break/></text:span><text:span text:style-name="T9"> </text:span><text:span text:style-name="T7">rewritePrefix</text:span><text:span text:style-name="T8">=</text:span><text:span text:style-name="T9">"jar:fil</text:span><text:span text:style-name="T9">e:~/.m2/repo/top/mcn/xml/lib/xslLib/1.3.2/xslLib-1.3.2.jar!/"</text:span><text:span text:style-name="T9"><text:line-break/></text:span><text:span text:style-name="T10">/</text:span><text:span text:style-name="T10">&gt;</text:span><text:span text:style-name="T5"><text:line-break/></text:span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Avoid code duplication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have a way to re-use code from external libraries</text:p>
                <text:list>
                  <text:list-item>
                    <text:p>Declare a dependency</text:p>
                    <text:list>
                      <text:list-item>
                        <text:p>Let Maven resolve dependency</text:p>
                      </text:list-item>
                    </text:list>
                  </text:list-item>
                  <text:list-item>
                    <text:p>Use URI based on the <text:span text:style-name="T2">artifactId:/</text:span> protocol</text:p>
                    <text:list>
                      <text:list-item>
                        <text:p>Let XMLResolver resolve these URIs, based on generated catalo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Ox_5f_cadre_5f_bleu" draw:layer="layout" svg:width="17.5cm" svg:height="10.3cm" svg:x="6.1cm" svg:y="9.1cm">
          <draw:text-box>
            <text:p text:style-name="P3"><text:span text:style-name="T4"><text:s text:c="2"/></text:span><text:span text:style-name="T3">&lt;dependencies&gt;</text:span><text:span text:style-name="T4"><text:line-break/></text:span><text:span text:style-name="T4"> <text:s text:c="3"/></text:span><text:span text:style-name="T3">&lt;dependency&gt;</text:span><text:span text:style-name="T4"><text:line-break/></text:span><text:span text:style-name="T4"> <text:s text:c="5"/></text:span><text:span text:style-name="T3">&lt;groupId&gt;</text:span><text:span text:style-name="T4">top.mcn.xml</text:span><text:span text:style-name="T3">&lt;/groupId&gt;</text:span><text:span text:style-name="T4"><text:line-break/></text:span><text:span text:style-name="T4"> <text:s text:c="5"/></text:span><text:span text:style-name="T3">&lt;artifactId&gt;</text:span><text:span text:style-name="T4">xslLib</text:span><text:span text:style-name="T3">&lt;/artifactId&gt;</text:span><text:span text:style-name="T4"><text:line-break/></text:span><text:span text:style-name="T4"> <text:s text:c="5"/></text:span><text:span text:style-name="T3">&lt;version&gt;</text:span><text:span text:style-name="T4">1.3.2</text:span><text:span text:style-name="T3">&lt;/version&gt;</text:span><text:span text:style-name="T4"><text:line-break/></text:span><text:span text:style-name="T4"> <text:s text:c="3"/></text:span><text:span text:style-name="T3">&lt;/dependency&gt;</text:span><text:span text:style-name="T4"><text:line-break/></text:span><text:span text:style-name="T4"> <text:s/></text:span><text:span text:style-name="T3">&lt;/dependencies&gt;</text:span><text:span text:style-name="T4"><text:line-break/></text:span><text:span text:style-name="T4"> <text:s/></text:span><text:span text:style-name="T3">&lt;build&gt;</text:span><text:span text:style-name="T4"><text:line-break/></text:span><text:span text:style-name="T4"> <text:s text:c="3"/></text:span><text:span text:style-name="T3">&lt;plugins&gt;</text:span><text:span text:style-name="T4"><text:line-break/></text:span><text:span text:style-name="T4"> <text:s text:c="5"/></text:span><text:span text:style-name="T3">&lt;plugin&gt;</text:span><text:span text:style-name="T4"><text:line-break/></text:span><text:span text:style-name="T4"> <text:s text:c="7"/></text:span><text:span text:style-name="T3">&lt;groupId&gt;</text:span><text:span text:style-name="T4">top.marchand.xml.maven</text:span><text:span text:style-name="T3">&lt;/groupId&gt;</text:span><text:span text:style-name="T4"><text:line-break/></text:span><text:span text:style-name="T4"> <text:s text:c="7"/></text:span><text:span text:style-name="T3">&lt;artifactId&gt;</text:span><text:span text:style-name="T4">catalogBuilder-maven-plugin</text:span><text:span text:style-name="T3">&lt;/artifactId&gt;</text:span><text:span text:style-name="T4"><text:line-break/></text:span><text:span text:style-name="T4"> <text:s text:c="5"/></text:span><text:span text:style-name="T3">&lt;/plugin&gt;</text:span><text:span text:style-name="T4"><text:line-break/></text:span><text:span text:style-name="T4"> <text:s text:c="3"/></text:span><text:span text:style-name="T3">&lt;plugins&gt;</text:span><text:span text:style-name="T3"><text:line-break/></text:span><text:span text:style-name="T3"> <text:s/>&lt;/build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Generate code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We do generate code</text:p>
                <text:list>
                  <text:list-item>
                    <text:p>An artifact embeds a grammar (RelaxNG), in full version</text:p>
                  </text:list-item>
                  <text:list-item>
                    <text:p>We need a lighter grammar</text:p>
                    <text:list>
                      <text:list-item>
                        <text:p>Produced by transforming the first one</text:p>
                      </text:list-item>
                    </text:list>
                  </text:list-item>
                </text:list>
              </text:list-item>
              <text:list-item>
                <text:p>Use xml-maven-plugin to transform code</text:p>
                <text:list>
                  <text:list-item>
                    <text:p>Produces newcode</text:p>
                  </text:list-item>
                  <text:list-item>
                    <text:p>Package and deploy i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nit testing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XSpec is a unit testing framework for XSLT &amp; XQuery</text:p>
              </text:list-item>
              <text:list-item>
                <text:p>Let’s use a <text:span text:style-name="T1">xspec-maven-plugin</text:span> to run XML unit tests</text:p>
                <text:p/>
                <text:p/>
                <text:p/>
                <text:p/>
                <text:p/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f one XSpec fails, plugin execution fails, build fails</text:p>
              </text:list-item>
            </text:list>
          </draw:text-box>
        </draw:frame>
        <draw:frame draw:style-name="Ox_5f_cadre_5f_bleu" draw:layer="layout" svg:width="15.8cm" svg:height="12.6cm" svg:x="6.95cm" svg:y="5.9cm">
          <draw:text-box>
            <text:p><text:span text:style-name="T4"><text:s text:c="2"/></text:span><text:span text:style-name="T3">&lt;build&gt;</text:span><text:span text:style-name="T4"><text:line-break/></text:span><text:span text:style-name="T4"> <text:s text:c="3"/></text:span><text:span text:style-name="T3">&lt;plugins&gt;</text:span><text:span text:style-name="T3"><text:line-break/></text:span><text:span text:style-name="T4"> <text:s text:c="5"/></text:span><text:span text:style-name="T3">&lt;plugin&gt;</text:span><text:span text:style-name="T4"><text:line-break/></text:span><text:span text:style-name="T4"> <text:s text:c="7"/></text:span><text:span text:style-name="T3">&lt;groupId&gt;</text:span><text:span text:style-name="T4">io.xspec.maven</text:span><text:span text:style-name="T3">&lt;/groupId&gt;</text:span><text:span text:style-name="T4"><text:line-break/></text:span><text:span text:style-name="T4"> <text:s text:c="7"/></text:span><text:span text:style-name="T3">&lt;artifactId&gt;</text:span><text:span text:style-name="T4">xspec-maven-plugin</text:span><text:span text:style-name="T3">&lt;/artifactId&gt;</text:span><text:span text:style-name="T4"><text:line-break/></text:span><text:span text:style-name="T4"> <text:s text:c="7"/></text:span><text:span text:style-name="T3">&lt;configuration&gt;</text:span><text:span text:style-name="T4"><text:line-break/></text:span><text:span text:style-name="T4"> <text:s text:c="9"/></text:span><text:span text:style-name="T3">&lt;catalogFile&gt;</text:span><text:span text:style-name="T4">catalog.xml</text:span><text:span text:style-name="T3">&lt;/catalogFile&gt;</text:span><text:span text:style-name="T4"><text:line-break/></text:span><text:span text:style-name="T4"> <text:s text:c="7"/></text:span><text:span text:style-name="T3">&lt;/configuration&gt;</text:span><text:span text:style-name="T4"><text:line-break/></text:span><text:span text:style-name="T4"> <text:s text:c="7"/></text:span><text:span text:style-name="T3">&lt;executions&gt;</text:span><text:span text:style-name="T4"><text:line-break/></text:span><text:span text:style-name="T4"> <text:s text:c="9"/></text:span><text:span text:style-name="T3">&lt;execution&gt;</text:span><text:span text:style-name="T4"><text:line-break/></text:span><text:span text:style-name="T4"> <text:s text:c="11"/></text:span><text:span text:style-name="T3">&lt;phase&gt;</text:span><text:span text:style-name="T4">test</text:span><text:span text:style-name="T3">&lt;/phase&gt;</text:span><text:span text:style-name="T4"><text:line-break/></text:span><text:span text:style-name="T4"> <text:s text:c="11"/></text:span><text:span text:style-name="T3">&lt;goals&gt;</text:span><text:span text:style-name="T4"><text:line-break/></text:span><text:span text:style-name="T4"> <text:s text:c="13"/></text:span><text:span text:style-name="T3">&lt;goal&gt;</text:span><text:span text:style-name="T4">run-xspec</text:span><text:span text:style-name="T3">&lt;/goal&gt;</text:span><text:span text:style-name="T4"><text:line-break/></text:span><text:span text:style-name="T4"> <text:s text:c="11"/></text:span><text:span text:style-name="T3">&lt;/goals&gt;</text:span><text:span text:style-name="T4"><text:line-break/></text:span><text:span text:style-name="T4"> <text:s text:c="9"/></text:span><text:span text:style-name="T3">&lt;/execution&gt;</text:span><text:span text:style-name="T4"><text:line-break/></text:span><text:span text:style-name="T4"> <text:s text:c="7"/></text:span><text:span text:style-name="T3">&lt;/executions&gt;</text:span><text:span text:style-name="T4"><text:line-break/></text:span><text:span text:style-name="T4"> <text:s text:c="5"/></text:span><text:span text:style-name="T3">&lt;/plugin&gt;</text:span><text:span text:style-name="T4"><text:line-break/></text:span><text:span text:style-name="T4"> <text:s text:c="3"/></text:span><text:span text:style-name="T3">&lt;/plugins&gt;</text:span><text:span text:style-name="T3"><text:line-break/></text:span><text:span text:style-name="T3"> <text:s/>&lt;/build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Unit testing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<text:span text:style-name="T1">xspec-maven-plugin</text:span> actually only supports XSLT</text:p>
              </text:list-item>
              <text:list-item>
                <text:p>Testing XQuery and Schematron will be quickly available</text:p>
                <text:p/>
              </text:list-item>
              <text:list-item>
                <text:p>A report is generated for each XSpec file</text:p>
              </text:list-item>
              <text:list-item>
                <text:p>A index is generated and shows a resume of each file</text:p>
                <text:p/>
              </text:list-item>
              <text:list-item>
                <text:p>A Junit report will be quickly available</text:p>
                <text:list>
                  <text:list-item>
                    <text:p>This simplifies integration in Jenki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Xiane_5f_Formation_5f_-_5f_Modèle_5f_Support_5f_2015-51" presentation:presentation-page-layout-name="AL2T1">
        <office:forms form:automatic-focus="false" form:apply-design-mode="false"/>
        <draw:frame presentation:style-name="pr9" draw:layer="layout" svg:width="23cm" svg:height="1.4cm" svg:x="5.2cm" svg:y="0.837cm" presentation:class="title" presentation:user-transformed="true">
          <draw:text-box>
            <text:p>Deliveries</text:p>
          </draw:text-box>
        </draw:frame>
        <draw:frame presentation:style-name="pr8" draw:layer="layout" svg:width="27.8cm" svg:height="17cm" svg:x="1.2cm" svg:y="3.2cm" presentation:class="outline">
          <draw:text-box>
            <text:list text:style-name="L3">
              <text:list-item>
                <text:p>Maven produces an artifact</text:p>
                <text:list>
                  <text:list-item>
                    <text:p>All things produced by build</text:p>
                  </text:list-item>
                  <text:list-item>
                    <text:p>No dependency included</text:p>
                  </text:list-item>
                </text:list>
              </text:list-item>
              <text:list-item>
                <text:p>Artifacts are deployed on enterprise repository</text:p>
                <text:list>
                  <text:list-item>
                    <text:p>Available for other projects</text:p>
                  </text:list-item>
                </text:list>
              </text:list-item>
              <text:list-item>
                <text:p>We do produce and deploy code documentation</text:p>
                <text:list>
                  <text:list-item>
                    <text:p><text:span text:style-name="T2">xslDoc-maven-plugin</text:span> for XSLT code</text:p>
                  </text:list-item>
                  <text:list-item>
                    <text:p><text:span text:style-name="T2">xquerydoc-maven-plugin</text:span> for Xqurey</text:p>
                  </text:list-item>
                </text:list>
              </text:list-item>
              <text:list-item>
                <text:p>To deploy a program on a server, we produce a fat jar</text:p>
                <text:list>
                  <text:list-item>
                    <text:p>It includes generated artifact, and all dependencies packaged with</text:p>
                  </text:list-item>
                  <text:list-item>
                    <text:p>We are able to start program from command line</text:p>
                  </text:list-item>
                  <text:list-item>
                    <text:p><text:span text:style-name="T2">java -</text:span><text:span text:style-name="T11">jar our-</text:span><text:span text:style-name="T2">program-with-dependencies-3.1.2.jar</text:span> …</text:p>
                  </text:list-item>
                  <text:list-item>
                    <text:p>We do generate a special catalog, which maps <text:span text:style-name="T2">artifactId:/</text:span> to classpa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Demo 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Xiane_5f_Formation_5f_-_5f_Modèle_5f_Support_5f_2015-52" presentation:presentation-page-layout-name="AL1T19">
        <office:forms form:automatic-focus="false" form:apply-design-mode="false"/>
        <draw:frame presentation:style-name="pr3" draw:layer="layout" svg:width="26.729cm" svg:height="3.506cm" svg:x="1.4cm" svg:y="8.894cm" presentation:class="title">
          <draw:text-box>
            <text:p>Questions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749cm" svg:height="11.136cm" svg:x="2.625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 style:font-family-generic="swiss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Consolas" svg:font-family="Consolas" style:font-family-generic="swiss" style:font-pitch="fixed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Ox-dégradé_20_bleu" draw:display-name="Ox-dégradé bleu" draw:style="linear" draw:start-color="#3067c2" draw:end-color="#4e8ef7" draw:start-intensity="100%" draw:end-intensity="100%" draw:angle="9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568cm" fo:min-width="5.46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guide-distance="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3067c2" style:text-outline="false" style:text-line-through-style="none" style:text-line-through-type="none" style:text-position="0% 100%" style:font-name="Arial" fo:font-family="Arial" style:font-family-generic="roman" style:font-pitch="variable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textarea-vertical-align="middle" fo:padding-top="0.13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x_5f_description" style:display-name="Ox_description" style:family="graphic" style:parent-style-name="text">
      <style:graphic-properties draw:stroke="none" draw:stroke-dash="Dashed_20__28_var_29__20_1" svg:stroke-width="0cm" svg:stroke-color="#000000" draw:marker-start="Arrow" draw:marker-start-width="0.2cm" draw:marker-start-center="false" draw:marker-end="Arrow" draw:marker-end-width="0.2cm" draw:marker-end-center="false" svg:stroke-opacity="100%" draw:stroke-linejoin="round" draw:fill="none" draw:fill-color="#cfe7e5" draw:secondary-fill-color="#cfe7e5" draw:fill-gradient-name="Gradient_20_7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388cm" fo:min-width="2.1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x_5f_description" style:display-name="Ox_descrip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x_5f_cadre" style:display-name="Ox_cadre" style:family="graphic" style:parent-style-name="Ox_5f_description">
      <style:graphic-properties draw:stroke="solid" svg:stroke-color="#808080" draw:fill="solid" draw:fill-color="#ffffcc" draw:textarea-horizontal-align="left" draw:auto-grow-height="false" fo:wrap-option="wrap" draw:shadow="hidden">
        <text:list-style style:name="Ox_5f_cadre" style:display-name="Ox_cadr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font-name="DejaVu Sans" fo:font-family="'DejaVu Sans'" style:font-style-name="Book" style:font-family-generic="swiss" style:font-pitch="variable" fo:font-size="16pt" style:letter-kerning="true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Ox_5f_cadre_5f_bleu" style:display-name="Ox_cadre_bleu" style:family="graphic" style:parent-style-name="Ox_5f_cadre">
      <style:graphic-properties draw:fill-color="#cfe7f5" draw:auto-grow-width="false"/>
    </style:style>
    <style:style style:name="Ox_5f_cadre_5f_orange" style:display-name="Ox_cadre_orange" style:family="graphic" style:parent-style-name="Ox_5f_cadre">
      <style:graphic-properties draw:fill-color="#ffcc99"/>
    </style:style>
    <style:style style:name="Ox_5f_bulle" style:display-name="Ox_bulle" style:family="graphic">
      <style:graphic-properties draw:fill="solid" draw:fill-color="#ffffcc" draw:textarea-horizontal-align="left" draw:textarea-vertical-align="top" draw:auto-grow-height="false" fo:min-height="1.934cm" fo:min-width="0cm" fo:padding-top="0.1cm" fo:padding-left="0.1cm" fo:wrap-option="wrap"/>
      <style:paragraph-properties fo:margin-left="0.2cm" fo:margin-right="0cm" fo:margin-top="0cm" fo:margin-bottom="0cm" fo:text-align="start" fo:text-indent="0cm"/>
      <style:text-properties fo:color="#3067c2" style:font-name="DejaVu Sans" fo:font-family="'DejaVu Sans'" style:font-style-name="Book" style:font-family-generic="swiss" style:font-pitch="variable" fo:font-size="14pt" style:font-size-asian="18pt" style:font-size-complex="18pt"/>
    </style:style>
    <style:style style:name="Ox_5f_cadre_5f_code" style:display-name="Ox_cadre_code" style:family="graphic" style:parent-style-name="Ox_5f_cadre_5f_bleu">
      <style:text-properties style:font-name="Courier New" fo:font-family="'Courier New'" style:font-style-name="Normal" style:font-family-generic="modern" style:font-pitch="fixed" fo:language="zxx" fo:country="none"/>
    </style:style>
    <style:style style:name="OXiane_5f_Formation_5f_-_5f_Modèle_5f_Support_5f_2015-5-background" style:display-name="OXiane_Formation_-_Modèle_Support_2015-5-background" style:family="presentation">
      <style:graphic-properties draw:stroke="none" draw:fill="none"/>
      <style:text-properties style:letter-kerning="true"/>
    </style:style>
    <style:style style:name="OXiane_5f_Formation_5f_-_5f_Modèle_5f_Support_5f_2015-5-backgroundobjects" style:display-name="OXiane_Formation_-_Modèle_Support_2015-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-notes" style:display-name="OXiane_Formation_-_Modèle_Support_2015-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-outline1" style:display-name="OXiane_Formation_-_Modèle_Support_2015-5-outline1" style:family="presentation">
      <style:graphic-properties draw:stroke="none" draw:fill="none" draw:textarea-horizontal-align="left" draw:auto-grow-height="false" fo:wrap-option="wrap">
        <text:list-style style:name="OXiane_5f_Formation_5f_-_5f_Modèle_5f_Support_5f_2015-5-outline1" style:display-name="OXiane_Formation_-_Modèle_Support_2015-5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6699" fo:font-size="7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0808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08080" fo:font-size="75%"/>
          </text:list-level-style-bullet>
          <text:list-level-style-bullet text:level="4" text:bullet-char="°">
            <style:list-level-properties text:space-before="4.2cm" text:min-label-width="0.6cm"/>
            <style:text-properties fo:font-family="'Segoe UI'" style:font-style-name="Normal" fo:color="#808080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color="#2155aa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Xiane_5f_Formation_5f_-_5f_Modèle_5f_Support_5f_2015-5-outline2" style:display-name="OXiane_Formation_-_Modèle_Support_2015-5-outline2" style:family="presentation" style:parent-style-name="OXiane_5f_Formation_5f_-_5f_Modèle_5f_Support_5f_2015-5-outline1">
      <style:paragraph-properties fo:margin-left="0cm" fo:margin-right="0cm" fo:margin-top="0cm" fo:margin-bottom="0.399cm" fo:text-indent="0cm"/>
      <style:text-properties fo:color="#808080" fo:font-weight="normal" style:font-weight-asian="normal" style:font-weight-complex="normal"/>
    </style:style>
    <style:style style:name="OXiane_5f_Formation_5f_-_5f_Modèle_5f_Support_5f_2015-5-outline3" style:display-name="OXiane_Formation_-_Modèle_Support_2015-5-outline3" style:family="presentation" style:parent-style-name="OXiane_5f_Formation_5f_-_5f_Modèle_5f_Support_5f_2015-5-outline2">
      <style:paragraph-properties fo:margin-left="0cm" fo:margin-right="0cm" fo:margin-top="0cm" fo:margin-bottom="0.299cm" fo:text-indent="0cm"/>
      <style:text-properties fo:color="#808080" fo:font-style="normal" style:text-underline-style="none" style:font-style-asian="normal" style:font-style-complex="normal"/>
    </style:style>
    <style:style style:name="OXiane_5f_Formation_5f_-_5f_Modèle_5f_Support_5f_2015-5-outline4" style:display-name="OXiane_Formation_-_Modèle_Support_2015-5-outline4" style:family="presentation" style:parent-style-name="OXiane_5f_Formation_5f_-_5f_Modèle_5f_Support_5f_2015-5-outline3">
      <style:paragraph-properties fo:margin-left="0cm" fo:margin-right="0cm" fo:margin-top="0cm" fo:margin-bottom="0.198cm" fo:text-indent="0cm"/>
      <style:text-properties fo:color="#808080" fo:font-style="italic" style:text-underline-style="none" style:font-style-asian="italic" style:font-style-complex="italic"/>
    </style:style>
    <style:style style:name="OXiane_5f_Formation_5f_-_5f_Modèle_5f_Support_5f_2015-5-outline5" style:display-name="OXiane_Formation_-_Modèle_Support_2015-5-outline5" style:family="presentation" style:parent-style-name="OXiane_5f_Formation_5f_-_5f_Modèle_5f_Support_5f_2015-5-outline4">
      <style:paragraph-properties fo:margin-left="0cm" fo:margin-right="0cm" fo:margin-top="0cm" fo:margin-bottom="0.099cm" fo:text-indent="0cm"/>
    </style:style>
    <style:style style:name="OXiane_5f_Formation_5f_-_5f_Modèle_5f_Support_5f_2015-5-outline6" style:display-name="OXiane_Formation_-_Modèle_Support_2015-5-outline6" style:family="presentation" style:parent-style-name="OXiane_5f_Formation_5f_-_5f_Modèle_5f_Support_5f_2015-5-outline5">
      <style:paragraph-properties fo:margin-left="0cm" fo:margin-right="0cm" fo:margin-top="0cm" fo:margin-bottom="0.099cm" fo:text-indent="0cm"/>
    </style:style>
    <style:style style:name="OXiane_5f_Formation_5f_-_5f_Modèle_5f_Support_5f_2015-5-outline7" style:display-name="OXiane_Formation_-_Modèle_Support_2015-5-outline7" style:family="presentation" style:parent-style-name="OXiane_5f_Formation_5f_-_5f_Modèle_5f_Support_5f_2015-5-outline6">
      <style:paragraph-properties fo:margin-left="0cm" fo:margin-right="0cm" fo:margin-top="0cm" fo:margin-bottom="0.099cm" fo:text-indent="0cm"/>
    </style:style>
    <style:style style:name="OXiane_5f_Formation_5f_-_5f_Modèle_5f_Support_5f_2015-5-outline8" style:display-name="OXiane_Formation_-_Modèle_Support_2015-5-outline8" style:family="presentation" style:parent-style-name="OXiane_5f_Formation_5f_-_5f_Modèle_5f_Support_5f_2015-5-outline7">
      <style:paragraph-properties fo:margin-left="0cm" fo:margin-right="0cm" fo:margin-top="0cm" fo:margin-bottom="0.099cm" fo:text-indent="0cm"/>
    </style:style>
    <style:style style:name="OXiane_5f_Formation_5f_-_5f_Modèle_5f_Support_5f_2015-5-outline9" style:display-name="OXiane_Formation_-_Modèle_Support_2015-5-outline9" style:family="presentation" style:parent-style-name="OXiane_5f_Formation_5f_-_5f_Modèle_5f_Support_5f_2015-5-outline8">
      <style:paragraph-properties fo:margin-left="0cm" fo:margin-right="0cm" fo:margin-top="0cm" fo:margin-bottom="0.099cm" fo:text-indent="0cm"/>
    </style:style>
    <style:style style:name="OXiane_5f_Formation_5f_-_5f_Modèle_5f_Support_5f_2015-5-subtitle" style:display-name="OXiane_Formation_-_Modèle_Support_2015-5-subtitle" style:family="presentation">
      <style:graphic-properties draw:stroke="none" draw:fill="none" draw:textarea-vertical-align="middle">
        <text:list-style style:name="OXiane_5f_Formation_5f_-_5f_Modèle_5f_Support_5f_2015-5-subtitle" style:display-name="OXiane_Formation_-_Modèle_Support_2015-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-title" style:display-name="OXiane_Formation_-_Modèle_Support_2015-5-title" style:family="presentation">
      <style:graphic-properties draw:stroke="none" draw:fill="none" draw:textarea-horizontal-align="center" draw:textarea-vertical-align="middle" draw:auto-grow-height="false">
        <text:list-style style:name="OXiane_5f_Formation_5f_-_5f_Modèle_5f_Support_5f_2015-5-title" style:display-name="OXiane_Formation_-_Modèle_Support_2015-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6pt" style:font-style-asian="normal" style:font-weight-asian="bold" style:font-name-complex="Mangal" style:font-family-complex="Mangal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OXiane_5f_Formation_5f_-_5f_Modèle_5f_Support_5f_2015-51-background" style:display-name="OXiane_Formation_-_Modèle_Support_2015-51-background" style:family="presentation">
      <style:graphic-properties draw:stroke="none" draw:fill="none"/>
      <style:text-properties style:letter-kerning="true"/>
    </style:style>
    <style:style style:name="OXiane_5f_Formation_5f_-_5f_Modèle_5f_Support_5f_2015-51-backgroundobjects" style:display-name="OXiane_Formation_-_Modèle_Support_2015-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1-notes" style:display-name="OXiane_Formation_-_Modèle_Support_2015-5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outline1" style:display-name="OXiane_Formation_-_Modèle_Support_2015-51-outline1" style:family="presentation">
      <style:graphic-properties draw:stroke="none" draw:fill="none" draw:auto-grow-height="false" draw:fit-to-size="shrink-to-fit" style:shrink-to-fit="true">
        <text:list-style style:name="OXiane_5f_Formation_5f_-_5f_Modèle_5f_Support_5f_2015-51-outline1" style:display-name="OXiane_Formation_-_Modèle_Support_2015-51-outline1">
          <text:list-level-style-bullet text:level="1" text:bullet-char="•">
            <style:list-level-properties text:space-before="0.3cm" text:min-label-width="0.9cm"/>
            <style:text-properties fo:font-family="'Liberation Sans'" style:font-style-name="Regular" fo:color="#2155aa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'Liberation Sans'" style:font-style-name="Regular" fo:color="#666666" fo:font-size="100%"/>
          </text:list-level-style-bullet>
          <text:list-level-style-bullet text:level="3" text:bullet-char="−">
            <style:list-level-properties text:space-before="2.8cm" text:min-label-width="0.8cm"/>
            <style:text-properties fo:font-family="'Liberation Sans'" style:font-style-name="Regular" fo:color="#666666" fo:font-size="100%"/>
          </text:list-level-style-bullet>
          <text:list-level-style-bullet text:level="4" text:bullet-char="*">
            <style:list-level-properties text:space-before="4.2cm" text:min-label-width="0.6cm"/>
            <style:text-properties fo:font-family="'Liberation Sans'" style:font-style-name="Regular" fo:color="#666666" fo:font-size="100%"/>
          </text:list-level-style-bullet>
          <text:list-level-style-bullet text:level="5" text:bullet-char="x">
            <style:list-level-properties text:space-before="5.4cm" text:min-label-width="0.6cm"/>
            <style:text-properties fo:font-family="'Liberation Sans'" style:font-style-name="Regular" fo:color="#666666" fo:font-size="50%"/>
          </text:list-level-style-bullet>
          <text:list-level-style-bullet text:level="6" text:bullet-char="x">
            <style:list-level-properties text:space-before="6.6cm" text:min-label-width="0.6cm"/>
            <style:text-properties fo:font-family="'Liberation Sans'" style:font-style-name="Regular" fo:color="#666666" fo:font-size="50%"/>
          </text:list-level-style-bullet>
          <text:list-level-style-bullet text:level="7" text:bullet-char="x">
            <style:list-level-properties text:space-before="7.8cm" text:min-label-width="0.6cm"/>
            <style:text-properties fo:font-family="'Liberation Sans'" style:font-style-name="Regular" fo:color="#666666" fo:font-size="50%"/>
          </text:list-level-style-bullet>
          <text:list-level-style-bullet text:level="8" text:bullet-char="x">
            <style:list-level-properties text:space-before="9cm" text:min-label-width="0.6cm"/>
            <style:text-properties fo:font-family="'Liberation Sans'" style:font-style-name="Regular" fo:color="#666666" fo:font-size="50%"/>
          </text:list-level-style-bullet>
          <text:list-level-style-bullet text:level="9" text:bullet-char="x">
            <style:list-level-properties text:space-before="10.2cm" text:min-label-width="0.6cm"/>
            <style:text-properties fo:font-family="'Liberation Sans'" style:font-style-name="Regular" fo:color="#666666" fo:font-size="50%"/>
          </text:list-level-style-bullet>
          <text:list-level-style-bullet text:level="10" text:bullet-char="x">
            <style:list-level-properties text:space-before="11.4cm" text:min-label-width="0.6cm"/>
            <style:text-properties fo:font-family="'Liberation Sans'" style:font-style-name="Regular" fo:color="#666666" fo:font-size="50%"/>
          </text:list-level-style-bullet>
        </text:list-style>
      </style:graphic-properties>
      <style:paragraph-properties fo:margin-top="0cm" fo:margin-bottom="0.5cm"/>
      <style:text-properties fo:color="#2155aa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outline2" style:display-name="OXiane_Formation_-_Modèle_Support_2015-51-outline2" style:family="presentation" style:parent-style-name="OXiane_5f_Formation_5f_-_5f_Modèle_5f_Support_5f_2015-51-outline1">
      <style:paragraph-properties fo:margin-top="0cm" fo:margin-bottom="0.4cm"/>
      <style:text-properties fo:color="#666666" fo:font-size="20pt" fo:font-weight="normal"/>
    </style:style>
    <style:style style:name="OXiane_5f_Formation_5f_-_5f_Modèle_5f_Support_5f_2015-51-outline3" style:display-name="OXiane_Formation_-_Modèle_Support_2015-51-outline3" style:family="presentation" style:parent-style-name="OXiane_5f_Formation_5f_-_5f_Modèle_5f_Support_5f_2015-51-outline2">
      <style:paragraph-properties fo:margin-top="0cm" fo:margin-bottom="0.3cm"/>
      <style:text-properties fo:font-size="16pt" style:font-size-asian="16pt" style:font-size-complex="16pt"/>
    </style:style>
    <style:style style:name="OXiane_5f_Formation_5f_-_5f_Modèle_5f_Support_5f_2015-51-outline4" style:display-name="OXiane_Formation_-_Modèle_Support_2015-51-outline4" style:family="presentation" style:parent-style-name="OXiane_5f_Formation_5f_-_5f_Modèle_5f_Support_5f_2015-51-outline3">
      <style:paragraph-properties fo:margin-top="0cm" fo:margin-bottom="0.2cm"/>
      <style:text-properties fo:font-size="16pt" fo:font-style="italic" style:font-size-asian="16pt" style:font-size-complex="16pt"/>
    </style:style>
    <style:style style:name="OXiane_5f_Formation_5f_-_5f_Modèle_5f_Support_5f_2015-51-outline5" style:display-name="OXiane_Formation_-_Modèle_Support_2015-51-outline5" style:family="presentation" style:parent-style-name="OXiane_5f_Formation_5f_-_5f_Modèle_5f_Support_5f_2015-51-outline4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6" style:display-name="OXiane_Formation_-_Modèle_Support_2015-51-outline6" style:family="presentation" style:parent-style-name="OXiane_5f_Formation_5f_-_5f_Modèle_5f_Support_5f_2015-51-outline5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7" style:display-name="OXiane_Formation_-_Modèle_Support_2015-51-outline7" style:family="presentation" style:parent-style-name="OXiane_5f_Formation_5f_-_5f_Modèle_5f_Support_5f_2015-51-outline6">
      <style:paragraph-properties fo:margin-top="0cm" fo:margin-bottom="0.1cm"/>
      <style:text-properties fo:font-size="16pt" style:font-size-asian="16pt" style:font-size-complex="16pt"/>
    </style:style>
    <style:style style:name="OXiane_5f_Formation_5f_-_5f_Modèle_5f_Support_5f_2015-51-outline8" style:display-name="OXiane_Formation_-_Modèle_Support_2015-51-outline8" style:family="presentation" style:parent-style-name="OXiane_5f_Formation_5f_-_5f_Modèle_5f_Support_5f_2015-51-outline7">
      <style:paragraph-properties fo:margin-top="0cm" fo:margin-bottom="0.1cm"/>
    </style:style>
    <style:style style:name="OXiane_5f_Formation_5f_-_5f_Modèle_5f_Support_5f_2015-51-outline9" style:display-name="OXiane_Formation_-_Modèle_Support_2015-51-outline9" style:family="presentation" style:parent-style-name="OXiane_5f_Formation_5f_-_5f_Modèle_5f_Support_5f_2015-51-outline8">
      <style:paragraph-properties fo:margin-top="0cm" fo:margin-bottom="0.1cm"/>
    </style:style>
    <style:style style:name="OXiane_5f_Formation_5f_-_5f_Modèle_5f_Support_5f_2015-51-subtitle" style:display-name="OXiane_Formation_-_Modèle_Support_2015-51-subtitle" style:family="presentation">
      <style:graphic-properties draw:stroke="none" draw:fill="none" draw:textarea-vertical-align="middle">
        <text:list-style style:name="OXiane_5f_Formation_5f_-_5f_Modèle_5f_Support_5f_2015-51-subtitle" style:display-name="OXiane_Formation_-_Modèle_Support_2015-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1-title" style:display-name="OXiane_Formation_-_Modèle_Support_2015-51-title" style:family="presentation">
      <style:graphic-properties draw:stroke="none" draw:fill="none" draw:textarea-vertical-align="middle">
        <text:list-style style:name="OXiane_5f_Formation_5f_-_5f_Modèle_5f_Support_5f_2015-51-title" style:display-name="OXiane_Formation_-_Modèle_Support_2015-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c9300" style:text-outline="false" style:text-line-through-style="none" style:text-line-through-type="none" style:font-name="Liberation Sans1" fo:font-family="'Liberation Sans'" style:font-style-name="Norm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background" style:display-name="OXiane_Formation_-_Modèle_Support_2015-52-background" style:family="presentation">
      <style:graphic-properties draw:stroke="none" draw:fill="none"/>
      <style:text-properties style:letter-kerning="true"/>
    </style:style>
    <style:style style:name="OXiane_5f_Formation_5f_-_5f_Modèle_5f_Support_5f_2015-52-backgroundobjects" style:display-name="OXiane_Formation_-_Modèle_Support_2015-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Xiane_5f_Formation_5f_-_5f_Modèle_5f_Support_5f_2015-52-notes" style:display-name="OXiane_Formation_-_Modèle_Support_2015-5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outline1" style:display-name="OXiane_Formation_-_Modèle_Support_2015-52-outline1" style:family="presentation">
      <style:graphic-properties draw:stroke="none" draw:fill="none" draw:auto-grow-height="false">
        <text:list-style style:name="OXiane_5f_Formation_5f_-_5f_Modèle_5f_Support_5f_2015-52-outline1" style:display-name="OXiane_Formation_-_Modèle_Support_2015-5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>
        <style:tab-stops/>
      </style:paragraph-properties>
      <style:text-properties fo:color="#2155aa" style:text-outline="false" style:text-line-through-style="none" style:text-line-through-type="none" style:font-name="Liberation Sans1" fo:font-family="'Liberation Sans'" style:font-style-name="Normal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outline2" style:display-name="OXiane_Formation_-_Modèle_Support_2015-52-outline2" style:family="presentation" style:parent-style-name="OXiane_5f_Formation_5f_-_5f_Modèle_5f_Support_5f_2015-52-outline1">
      <style:paragraph-properties fo:margin-top="0cm" fo:margin-bottom="0.4cm"/>
    </style:style>
    <style:style style:name="OXiane_5f_Formation_5f_-_5f_Modèle_5f_Support_5f_2015-52-outline3" style:display-name="OXiane_Formation_-_Modèle_Support_2015-52-outline3" style:family="presentation" style:parent-style-name="OXiane_5f_Formation_5f_-_5f_Modèle_5f_Support_5f_2015-52-outline2">
      <style:paragraph-properties fo:margin-top="0cm" fo:margin-bottom="0.3cm"/>
    </style:style>
    <style:style style:name="OXiane_5f_Formation_5f_-_5f_Modèle_5f_Support_5f_2015-52-outline4" style:display-name="OXiane_Formation_-_Modèle_Support_2015-52-outline4" style:family="presentation" style:parent-style-name="OXiane_5f_Formation_5f_-_5f_Modèle_5f_Support_5f_2015-52-outline3">
      <style:paragraph-properties fo:margin-top="0cm" fo:margin-bottom="0.2cm"/>
    </style:style>
    <style:style style:name="OXiane_5f_Formation_5f_-_5f_Modèle_5f_Support_5f_2015-52-outline5" style:display-name="OXiane_Formation_-_Modèle_Support_2015-52-outline5" style:family="presentation" style:parent-style-name="OXiane_5f_Formation_5f_-_5f_Modèle_5f_Support_5f_2015-52-outline4">
      <style:paragraph-properties fo:margin-top="0cm" fo:margin-bottom="0.1cm"/>
    </style:style>
    <style:style style:name="OXiane_5f_Formation_5f_-_5f_Modèle_5f_Support_5f_2015-52-outline6" style:display-name="OXiane_Formation_-_Modèle_Support_2015-52-outline6" style:family="presentation" style:parent-style-name="OXiane_5f_Formation_5f_-_5f_Modèle_5f_Support_5f_2015-52-outline5">
      <style:paragraph-properties fo:margin-top="0cm" fo:margin-bottom="0.1cm"/>
    </style:style>
    <style:style style:name="OXiane_5f_Formation_5f_-_5f_Modèle_5f_Support_5f_2015-52-outline7" style:display-name="OXiane_Formation_-_Modèle_Support_2015-52-outline7" style:family="presentation" style:parent-style-name="OXiane_5f_Formation_5f_-_5f_Modèle_5f_Support_5f_2015-52-outline6">
      <style:paragraph-properties fo:margin-top="0cm" fo:margin-bottom="0.1cm"/>
    </style:style>
    <style:style style:name="OXiane_5f_Formation_5f_-_5f_Modèle_5f_Support_5f_2015-52-outline8" style:display-name="OXiane_Formation_-_Modèle_Support_2015-52-outline8" style:family="presentation" style:parent-style-name="OXiane_5f_Formation_5f_-_5f_Modèle_5f_Support_5f_2015-52-outline7">
      <style:paragraph-properties fo:margin-top="0cm" fo:margin-bottom="0.1cm"/>
    </style:style>
    <style:style style:name="OXiane_5f_Formation_5f_-_5f_Modèle_5f_Support_5f_2015-52-outline9" style:display-name="OXiane_Formation_-_Modèle_Support_2015-52-outline9" style:family="presentation" style:parent-style-name="OXiane_5f_Formation_5f_-_5f_Modèle_5f_Support_5f_2015-52-outline8">
      <style:paragraph-properties fo:margin-top="0cm" fo:margin-bottom="0.1cm"/>
    </style:style>
    <style:style style:name="OXiane_5f_Formation_5f_-_5f_Modèle_5f_Support_5f_2015-52-subtitle" style:display-name="OXiane_Formation_-_Modèle_Support_2015-52-subtitle" style:family="presentation">
      <style:graphic-properties draw:stroke="none" draw:fill="none" draw:textarea-vertical-align="middle">
        <text:list-style style:name="OXiane_5f_Formation_5f_-_5f_Modèle_5f_Support_5f_2015-52-subtitle" style:display-name="OXiane_Formation_-_Modèle_Support_2015-5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Xiane_5f_Formation_5f_-_5f_Modèle_5f_Support_5f_2015-52-title" style:display-name="OXiane_Formation_-_Modèle_Support_2015-52-title" style:family="presentation">
      <style:graphic-properties draw:stroke="none" draw:fill="none" draw:fill-image-width="0cm" draw:fill-image-height="0cm" draw:textarea-vertical-align="middle" draw:auto-grow-height="false">
        <text:list-style style:name="OXiane_5f_Formation_5f_-_5f_Modèle_5f_Support_5f_2015-52-title" style:display-name="OXiane_Formation_-_Modèle_Support_2015-5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21.139cm"/>
    </style:style>
    <style:style style:name="Mgr5" style:family="graphic" style:parent-style-name="standard">
      <style:graphic-properties draw:stroke="none" draw:fill="none" draw:fill-color="#ffffff" draw:auto-grow-width="true" fo:min-height="0.331cm" fo:min-width="2.132cm"/>
    </style:style>
    <style:style style:name="Mpr1" style:family="presentation" style:parent-style-name="OXiane_5f_Formation_5f_-_5f_Modèle_5f_Support_5f_2015-5-backgroundobjects">
      <style:graphic-properties draw:fill="gradient" draw:fill-color="#99ccff" draw:fill-gradient-name="Ox-dégradé_20_bleu" draw:gradient-step-count="256" draw:textarea-vertical-align="middle" draw:auto-grow-height="false" fo:min-height="21cm" fo:min-width="29.7cm"/>
    </style:style>
    <style:style style:name="Mpr2" style:family="presentation" style:parent-style-name="OXiane_5f_Formation_5f_-_5f_Modèle_5f_Support_5f_2015-5-backgroundobjects">
      <style:graphic-properties draw:stroke="none" draw:fill="none" draw:fill-color="#ffffff" draw:auto-grow-height="false" fo:min-height="1.485cm"/>
    </style:style>
    <style:style style:name="Mpr3" style:family="presentation" style:parent-style-name="OXiane_5f_Formation_5f_-_5f_Modèle_5f_Support_5f_2015-5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Xiane_5f_Formation_5f_-_5f_Modèle_5f_Support_5f_2015-51-backgroundobjects">
      <style:graphic-properties draw:fill-color="#2155aa" draw:textarea-vertical-align="middle" draw:auto-grow-height="false" fo:min-height="0.75cm" fo:min-width="29.7cm"/>
    </style:style>
    <style:style style:name="Mpr5" style:family="presentation" style:parent-style-name="OXiane_5f_Formation_5f_-_5f_Modèle_5f_Support_5f_2015-51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/>
    </style:style>
    <style:style style:name="Mpr6" style:family="presentation" style:parent-style-name="OXiane_5f_Formation_5f_-_5f_Modèle_5f_Support_5f_2015-51-backgroundobjects">
      <style:graphic-properties draw:stroke="none" draw:fill="none" draw:fill-color="#ffffff" draw:auto-grow-height="false" fo:min-height="1.485cm"/>
    </style:style>
    <style:style style:name="Mpr7" style:family="presentation" style:parent-style-name="OXiane_5f_Formation_5f_-_5f_Modèle_5f_Support_5f_2015-5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OXiane_5f_Formation_5f_-_5f_Modèle_5f_Support_5f_2015-52-backgroundobjects">
      <style:graphic-properties draw:fill-color="#2155aa" draw:textarea-vertical-align="middle" draw:auto-grow-height="false" fo:min-height="0.75cm" fo:min-width="29.7cm"/>
    </style:style>
    <style:style style:name="Mpr9" style:family="presentation" style:parent-style-name="OXiane_5f_Formation_5f_-_5f_Modèle_5f_Support_5f_2015-52-backgroundobjects">
      <style:graphic-properties draw:fill="gradient" draw:fill-color="#2155aa" draw:fill-gradient-name="Ox-dégradé_20_bleu" draw:textarea-vertical-align="middle" draw:auto-grow-height="false" fo:min-height="7cm" fo:min-width="29.7cm"/>
    </style:style>
    <style:style style:name="Mpr10" style:family="presentation" style:parent-style-name="OXiane_5f_Formation_5f_-_5f_Modèle_5f_Support_5f_2015-52-backgroundobjects">
      <style:graphic-properties svg:stroke-width="0.04cm" svg:stroke-color="#2155aa" draw:marker-start-width="0.26cm" draw:marker-end-width="0.26cm" draw:stroke-linejoin="none" draw:fill="none" draw:textarea-vertical-align="middle" fo:padding-top="0.02cm" fo:padding-bottom="0.02cm" fo:padding-left="0.02cm" fo:padding-right="0.02cm"/>
    </style:style>
    <style:style style:name="Mpr11" style:family="presentation" style:parent-style-name="OXiane_5f_Formation_5f_-_5f_Modèle_5f_Support_5f_2015-5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OXiane_5f_Formation_5f_-_5f_Modèle_5f_Support_5f_2015-5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99ccff" draw:fill-gradient-name="Ox-dégradé_20_bleu" draw:gradient-step-count="256"/>
      <style:paragraph-properties fo:text-align="center"/>
    </style:style>
    <style:style style:name="MP6" style:family="paragraph">
      <loext:graphic-properties draw:fill="none"/>
    </style:style>
    <style:style style:name="MP7" style:family="paragraph">
      <loext:graphic-properties draw:fill-color="#2155aa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 draw:fill-color="#ffffff"/>
      <style:text-properties fo:color="#ffffff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gradient" draw:fill-color="#2155aa" draw:fill-gradient-name="Ox-dégradé_20_bleu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8pt" fo:font-weight="bold" style:font-size-asian="8pt" style:font-weight-asian="bold" style:font-size-complex="8pt" style:font-weight-complex="bold"/>
    </style:style>
    <style:style style:name="MT3" style:family="text">
      <style:text-properties fo:color="#ffffff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OXiane_5f_Formation_5f_-_5f_Modèle_5f_Support_5f_2015-5" style:display-name="OXiane_Formation_-_Modèle_Support_2015-5" style:page-layout-name="PM1" draw:style-name="Mdp1">
      <draw:custom-shape presentation:style-name="Mpr1" draw:text-style-name="MP5" draw:layer="backgroundobjects" svg:width="29.7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-outline1" draw:layer="backgroundobjects" svg:width="27.8cm" svg:height="3.6cm" svg:x="1.2cm" svg:y="16.4cm" presentation:class="outline" presentation:placeholder="true">
        <draw:text-box/>
      </draw:frame>
      <draw:frame draw:style-name="Mgr3" draw:text-style-name="MP6" draw:layer="backgroundobjects" svg:width="8.931cm" svg:height="2.433cm" svg:x="12cm" svg:y="10.5cm">
        <draw:image xlink:href="Pictures/10000201000001A600000073E42180243DD99A2B.png" xlink:type="simple" xlink:show="embed" xlink:actuate="onLoad">
          <text:p/>
        </draw:image>
      </draw:frame>
      <draw:frame presentation:style-name="OXiane_5f_Formation_5f_-_5f_Modèle_5f_Support_5f_2015-5-title" draw:layer="backgroundobjects" svg:width="22.6cm" svg:height="3.2cm" svg:x="6.4cm" svg:y="13cm" presentation:class="title" presentation:placeholder="true">
        <draw:text-box/>
      </draw:frame>
      <presentation:notes style:page-layout-name="PM2">
        <draw:page-thumbnail presentation:style-name="OXiane_5f_Formation_5f_-_5f_Modèle_5f_Support_5f_2015-5-title" draw:layer="backgroundobjects" svg:width="14.848cm" svg:height="11.136cm" svg:x="3.075cm" svg:y="2.257cm" presentation:class="page"/>
        <draw:frame presentation:style-name="OXiane_5f_Formation_5f_-_5f_Modèle_5f_Support_5f_2015-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Xiane_5f_Formation_5f_-_5f_Modèle_5f_Support_5f_2015-51" style:display-name="OXiane_Formation_-_Modèle_Support_2015-51" style:page-layout-name="PM1" draw:style-name="Mdp1">
      <draw:custom-shape presentation:style-name="Mpr4" draw:text-style-name="MP7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1-title" draw:layer="backgroundobjects" svg:width="23cm" svg:height="1.4cm" svg:x="5.2cm" svg:y="0.837cm" presentation:class="title" presentation:placeholder="true">
        <draw:text-box/>
      </draw:frame>
      <draw:frame presentation:style-name="OXiane_5f_Formation_5f_-_5f_Modèle_5f_Support_5f_2015-51-outline1" draw:layer="backgroundobjects" svg:width="27.8cm" svg:height="17cm" svg:x="1.2cm" svg:y="3.2cm" presentation:class="outline" presentation:placeholder="true">
        <draw:text-box/>
      </draw:frame>
      <draw:frame draw:style-name="Mgr3" draw:text-style-name="MP6" draw:layer="backgroundobjects" svg:width="4cm" svg:height="1.09cm" svg:x="1cm" svg:y="0.91cm">
        <draw:image xlink:href="Pictures/10000000000001A600000073C3CED404A4CAA85E.png" xlink:type="simple" xlink:show="embed" xlink:actuate="onLoad">
          <text:p/>
        </draw:image>
      </draw:frame>
      <draw:line presentation:style-name="Mpr5" draw:text-style-name="MP8" draw:layer="backgroundobjects" svg:x1="1cm" svg:y1="2.851cm" svg:x2="29cm" svg:y2="2.849cm">
        <text:p/>
      </draw:line>
      <draw:frame draw:style-name="Mgr4" draw:text-style-name="MP10" draw:layer="backgroundobjects" svg:width="21.648cm" svg:height="0.581cm" svg:x="1.425cm" svg:y="20.332cm">
        <draw:text-box>
          <text:p text:style-name="MP9"><text:span text:style-name="MT2">©Copyright OXIANE- 98, avenue du Gal Leclerc <text:s/>92100 Boulogne - Tél : +33 1 55 60 76 72 - Fax : +33 1 55 60 76 73 - formation@oxiane.com - www.oxiane.com</text:span></text:p>
        </draw:text-box>
      </draw:frame>
      <draw:frame draw:style-name="Mgr5" draw:text-style-name="MP11" draw:layer="backgroundobjects" svg:width="2.632cm" svg:height="0.581cm" svg:x="25.968cm" svg:y="20.332cm">
        <draw:text-box>
          <text:p><text:span text:style-name="MT3">Page </text:span><text:span text:style-name="MT3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Xiane_5f_Formation_5f_-_5f_Modèle_5f_Support_5f_2015-51-title" draw:layer="backgroundobjects" svg:width="15.749cm" svg:height="11.136cm" svg:x="2.625cm" svg:y="2.257cm" presentation:class="page"/>
        <draw:frame presentation:style-name="OXiane_5f_Formation_5f_-_5f_Modèle_5f_Support_5f_2015-5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Xiane_5f_Formation_5f_-_5f_Modèle_5f_Support_5f_2015-52" style:display-name="OXiane_Formation_-_Modèle_Support_2015-52" style:page-layout-name="PM1" draw:style-name="Mdp1">
      <draw:custom-shape presentation:style-name="Mpr8" draw:text-style-name="MP7" draw:layer="backgroundobjects" svg:width="29.7cm" svg:height="0.75cm" svg:x="0cm" svg:y="20.2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2" draw:layer="backgroundobjects" svg:width="29.7cm" svg:height="7cm" svg:x="0cm" svg:y="7cm">
        <text:p/>
        <draw:enhanced-geometry svg:viewBox="0 0 21600 21600" draw:type="rectangle" draw:enhanced-path="M 0 0 L 21600 0 21600 21600 0 21600 0 0 Z N"/>
      </draw:custom-shape>
      <draw:frame presentation:style-name="OXiane_5f_Formation_5f_-_5f_Modèle_5f_Support_5f_2015-52-title" draw:layer="backgroundobjects" svg:width="26.729cm" svg:height="3.506cm" svg:x="1.4cm" svg:y="8.894cm" presentation:class="title" presentation:placeholder="true">
        <draw:text-box/>
      </draw:frame>
      <draw:frame presentation:style-name="OXiane_5f_Formation_5f_-_5f_Modèle_5f_Support_5f_2015-52-outline1" draw:layer="backgroundobjects" svg:width="26.729cm" svg:height="4.68cm" svg:x="1.4cm" svg:y="14cm" presentation:class="outline" presentation:placeholder="true">
        <draw:text-box/>
      </draw:frame>
      <draw:line presentation:style-name="Mpr10" draw:text-style-name="MP8" draw:layer="backgroundobjects" svg:x1="0cm" svg:y1="20.25cm" svg:x2="29.7cm" svg:y2="20.25cm">
        <text:p/>
      </draw:line>
      <draw:frame draw:style-name="Mgr5" draw:text-style-name="MP11" draw:layer="backgroundobjects" svg:width="2.632cm" svg:height="0.581cm" svg:x="25.968cm" svg:y="20.331cm">
        <draw:text-box>
          <text:p><text:span text:style-name="MT3">Page </text:span><text:span text:style-name="MT3"><text:page-number>&lt;numéro&gt;</text:page-number></text:span></text:p>
        </draw:text-box>
      </draw:frame>
      <draw:frame draw:style-name="Mgr4" draw:text-style-name="MP10" draw:layer="backgroundobjects" svg:width="21.648cm" svg:height="0.581cm" svg:x="1.424cm" svg:y="20.331cm">
        <draw:text-box>
          <text:p text:style-name="MP9"><text:span text:style-name="MT2">©Copyright OXIANE- 98, avenue du Gal Leclerc <text:s/>92100 Boulogne - Tél : +33 1 55 60 76 72 - Fax : +33 1 55 60 76 73 - formation@oxiane.com - www.oxiane.com</text:span></text:p>
        </draw:text-box>
      </draw:frame>
      <draw:frame draw:style-name="Mgr3" draw:text-style-name="MP6" draw:layer="backgroundobjects" svg:width="4cm" svg:height="1.09cm" svg:x="1cm" svg:y="0.91cm">
        <draw:image xlink:href="Pictures/10000000000001A600000073C3CED404A4CAA85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Xiane_5f_Formation_5f_-_5f_Modèle_5f_Support_5f_2015-52-title" draw:layer="backgroundobjects" svg:width="15.749cm" svg:height="11.136cm" svg:x="2.625cm" svg:y="2.257cm" presentation:class="page"/>
        <draw:frame presentation:style-name="OXiane_5f_Formation_5f_-_5f_Modèle_5f_Support_5f_2015-5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0:03:19.339000000</meta:creation-date>
    <meta:editing-duration>P13DT19H17M39S</meta:editing-duration>
    <meta:editing-cycles>89</meta:editing-cycles>
    <meta:generator>LibreOffice/5.4.4.2$MacOSX_X86_64 LibreOffice_project/2524958677847fb3bb44820e40380acbe820f960</meta:generator>
    <dc:date>2018-02-06T21:51:19.849565074</dc:date>
    <dc:creator>Christophe Marchand</dc:creator>
    <meta:document-statistic meta:object-count="117"/>
  </office:meta>
</office:document-meta>
</file>